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0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a5e0b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9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8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2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7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0" style:family="paragraph" style:parent-style-name="Standard">
      <style:text-properties fo:font-size="2pt" style:font-size-asian="2pt" style:font-size-complex="2pt"/>
    </style:style>
    <style:style style:name="P51" style:family="paragraph" style:parent-style-name="Standard">
      <style:text-properties style:font-name="Lucida Sans" fo:font-size="12pt" style:font-size-asian="12pt" style:font-size-complex="12pt"/>
    </style:style>
    <style:style style:name="P5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3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5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5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9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0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1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4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58f0bd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2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7" style:family="text">
      <style:text-properties fo:color="#221f1f" style:text-position="-5% 100%" fo:font-size="9pt" style:font-size-asian="9pt" style:font-size-complex="9pt"/>
    </style:style>
    <style:style style:name="T3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9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0" style:family="text">
      <style:text-properties fo:color="#221f1f" fo:letter-spacing="-0.007cm" fo:font-style="normal" officeooo:rsid="001c3d3e" style:font-style-asian="normal" style:font-style-complex="normal"/>
    </style:style>
    <style:style style:name="T4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3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7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8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0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fo:letter-spacing="0.004cm" fo:font-style="normal" style:font-style-asian="normal" style:font-style-complex="normal"/>
    </style:style>
    <style:style style:name="T52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5" style:family="text">
      <style:text-properties fo:color="#000000" fo:letter-spacing="-0.007cm" fo:font-style="normal" style:font-style-asian="normal" style:font-style-complex="normal"/>
    </style:style>
    <style:style style:name="T56" style:family="text">
      <style:text-properties fo:font-size="8pt" style:font-size-asian="8pt" style:font-size-complex="8pt"/>
    </style:style>
    <style:style style:name="T57" style:family="text">
      <style:text-properties fo:letter-spacing="-0.009cm"/>
    </style:style>
    <style:style style:name="T58" style:family="text">
      <style:text-properties fo:letter-spacing="-0.016cm"/>
    </style:style>
    <style:style style:name="T59" style:family="text">
      <style:text-properties fo:font-size="4pt" style:font-size-asian="4pt" style:font-size-complex="4pt"/>
    </style:style>
    <style:style style:name="T60" style:family="text">
      <style:text-properties officeooo:rsid="003c9ce6"/>
    </style:style>
    <style:style style:name="T61" style:family="text">
      <style:text-properties fo:font-style="normal" fo:font-weight="normal" officeooo:rsid="003c9ce6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2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4"><text:span text:style-name="T60"><text:text-input text:description="&lt;if test=&quot;not line.product_id.other_sale_description&quot;&gt;">if</text:text-input></text:span><text:span text:style-name="T60"><text:placeholder text:placeholder-type="text">&lt;line.name[0:108]&gt;</text:placeholder></text:span><text:span text:style-name="T61"><text:text-input text:description="&lt;/if&gt;">/if</text:text-input></text:span><text:span text:style-name="T61"><text:text-input text:description="&lt;if test=&quot;line.product_id.other_sale_description&quot;&gt;">if</text:text-input></text:span><text:span text:style-name="T61"><text:text-input text:description="&lt;line.product_id.other_sale_description&gt;">9788426574091</text:text-input></text:span><text:span text:style-name="T61"><text:text-input text:description="&lt;/if&gt;">if</text:text-input></text:span></text:p>
          </table:table-cell>
          <table:table-cell table:style-name="Tabla4.A2" office:value-type="string">
            <text:p text:style-name="P61"><text:span text:style-name="T59"><text:text-input text:description="&lt;for each=&quot;line2 in line.invoice_line_tax_id&quot;&gt;">F</text:text-input></text:span><text:text-input text:description="&lt;line2.description&gt;">10,5%</text:text-input><text:span text:style-name="T59"><text:text-input text:description="&lt;/for&gt;">Ef</text:text-input></text:span></text:p>
          </table:table-cell>
          <table:table-cell table:style-name="Tabla4.A2" office:value-type="string">
            <text:p text:style-name="P61"><text:text-input text:description="&lt;formatLang(line.printed_price_unit)&gt;">9.999,50</text:text-input></text:p>
          </table:table-cell>
          <table:table-cell table:style-name="Tabla4.A2" office:value-type="string">
            <text:p text:style-name="P61"><text:text-input text:description="&lt;formatLang(line.discount)&gt;">10,5</text:text-input>%</text:p>
          </table:table-cell>
          <table:table-cell table:style-name="Tabla4.A2" office:value-type="string">
            <text:p text:style-name="P30"><text:text-input text:description="&lt;formatLang(line.printed_price_net)&gt;">9.999,50</text:text-input></text:p>
          </table:table-cell>
          <table:table-cell table:style-name="Tabla4.A2" office:value-type="string">
            <text:p text:style-name="P60"><text:span text:style-name="T21"><text:text-input text:description="&lt;formatLang(line.quantity)&gt;">25,45</text:text-input></text:span><text:span text:style-name="T21"> </text:span><text:span text:style-name="T21"><text:text-input text:description="&lt;line.uos_id.name&gt;">kgs.</text:text-input></text:span></text:p>
          </table:table-cell>
          <table:table-cell table:style-name="Tabla4.A2" office:value-type="string">
            <text:p text:style-name="P61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a5e0b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6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6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8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3" style:family="text">
      <style:text-properties fo:color="#221f1f" fo:letter-spacing="-0.007cm" fo:font-style="normal" officeooo:rsid="001c3d3e" style:font-style-asian="normal" style:font-style-complex="normal"/>
    </style:style>
    <style:style style:name="MT5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5" style:family="text">
      <style:text-properties fo:letter-spacing="-0.007cm" fo:font-style="normal" officeooo:rsid="001c3d3e" style:font-style-asian="normal" style:font-style-complex="normal"/>
    </style:style>
    <style:style style:name="MT56" style:family="text">
      <style:text-properties fo:letter-spacing="-0.009cm"/>
    </style:style>
    <style:style style:name="MT57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0"><text:span text:style-name="MT34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1"><text:span text:style-name="MT35">CUIT</text:span><text:span text:style-name="MT36">:</text:span><text:span text:style-name="MT37"> </text:span><text:span text:style-name="MT37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2"><text:span text:style-name="MT38">Cond. Venta</text:span><text:span text:style-name="MT39">:</text:span><text:span text:style-name="MT40"> </text:span><text:span text:style-name="MT41"><text:text-input text:description="&lt;o.payment_term.name&gt;">30/60/90 días fin de mes</text:text-input></text:span></text:p>
            </table:table-cell>
            <table:covered-table-cell/>
            <table:table-cell table:style-name="Tabla1.C2" office:value-type="string">
              <text:p text:style-name="MP33"><text:span text:style-name="MT42"><text:text-input text:description="&lt;if test=&quot;print_commercial&quot;&gt;">IF2</text:text-input></text:span><text:span text:style-name="MT43">Comercial</text:span><text:span text:style-name="MT39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4"><text:span text:style-name="MT38">Vencimientos</text:span><text:span text:style-name="MT47">:</text:span><text:span text:style-name="MT48"> </text:span></text:p>
            </table:table-cell>
            <table:table-cell table:style-name="Tabla1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49"><text:text-input text:description="&lt;formatLang(move_line.date_maturity,date='true')&gt;">$4400</text:text-input></text:span><text:span text:style-name="MT49"> - $</text:span><text:span text:style-name="MT49"><text:text-input text:description="&lt;formatLang(move_line.debit)&gt;">$4400</text:text-input></text:span></text:p>
              <text:p text:style-name="MP37"><text:span text:style-name="MT49"><text:text-input text:description="&lt;/if&gt;">end if</text:text-input></text:span><text:span text:style-name="MT49"> </text:span></text:p>
              <text:p text:style-name="MP38"><text:text-input text:description="&lt;/for&gt;">end for</text:text-input></text:p>
            </table:table-cell>
            <table:table-cell table:style-name="Tabla1.C2" office:value-type="string">
              <text:p text:style-name="MP33"><text:span text:style-name="MT38">Doc. Origen</text:span><text:span text:style-name="MT50">:</text:span><text:span text:style-name="MT51"> </text:span><text:span text:style-name="MT45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9">Descripción</text:p>
            </table:table-cell>
            <table:table-cell table:style-name="Tabla2.B1" office:value-type="string">
              <text:p text:style-name="MP40">%<text:span text:style-name="MT52">I.V.A.</text:span></text:p>
            </table:table-cell>
            <table:table-cell table:style-name="Tabla2.C1" office:value-type="string">
              <text:p text:style-name="MP39">P. Lista</text:p>
            </table:table-cell>
            <table:table-cell table:style-name="Tabla2.D1" office:value-type="string">
              <text:p text:style-name="MP40">%<text:span text:style-name="MT52">Bon.</text:span></text:p>
            </table:table-cell>
            <table:table-cell table:style-name="Tabla2.E1" office:value-type="string">
              <text:p text:style-name="MP39">P. Neto</text:p>
            </table:table-cell>
            <table:table-cell table:style-name="Tabla2.F1" office:value-type="string">
              <text:p text:style-name="MP39">Cantidad</text:p>
            </table:table-cell>
            <table:table-cell table:style-name="Tabla2.G1" office:value-type="string">
              <text:p text:style-name="MP39">Total</text:p>
            </table:table-cell>
          </table:table-row>
        </table:table>
        <text:p text:style-name="MP41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2"><text:span text:style-name="MT53">OBSERVACIONES</text:span>: <text:span text:style-name="MT54"><text:placeholder text:placeholder-type="text">&lt;o.comment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3"><text:span text:style-name="MT55">SUBTOTAL</text:span><text:span text:style-name="MT56"> </text:span><text:span text:style-name="MT57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4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5">IMPUESTOS</text:p>
            </table:table-cell>
            <table:table-cell table:style-name="Tabla6.D4" office:value-type="string">
              <text:p text:style-name="MP46"/>
            </table:table-cell>
            <table:table-cell table:style-name="Tabla6.E3" office:value-type="string">
              <text:p text:style-name="MP47">Base</text:p>
            </table:table-cell>
            <table:table-cell table:style-name="Tabla6.F3" office:value-type="string">
              <text:p text:style-name="MP47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8"><text:text-input text:description="&lt;for each=&quot;line in o.printed_tax_ids&quot;&gt;">For each line</text:text-input></text:p>
              <text:p text:style-name="MP49"><text:text-input text:description="&lt;line.tax_code_id.name&gt;">IVA 21%</text:text-input></text:p>
              <text:p text:style-name="MP50"><text:text-input text:description="&lt;/for&gt;">End For</text:text-input></text:p>
            </table:table-cell>
            <table:table-cell table:style-name="Tabla6.D4" office:value-type="string">
              <text:p text:style-name="MP51"/>
            </table:table-cell>
            <table:table-cell table:style-name="Tabla6.E3" office:value-type="string">
              <text:p text:style-name="MP52"><text:text-input text:description="&lt;for each=&quot;line in o.printed_tax_ids&quot;&gt;">For each line</text:text-input></text:p>
              <text:p text:style-name="MP51"><text:text-input text:description="&lt;formatLang(line.base)&gt;">200,5</text:text-input></text:p>
              <text:p text:style-name="MP53"><text:text-input text:description="&lt;/for&gt;">End For</text:text-input></text:p>
            </table:table-cell>
            <table:table-cell table:style-name="Tabla6.F3" office:value-type="string">
              <text:p text:style-name="MP54"><text:text-input text:description="&lt;for each=&quot;line in o.printed_tax_ids&quot;&gt;">For each line</text:text-input></text:p>
              <text:p text:style-name="MP51"><text:text-input text:description="&lt;formatLang(line.amount)&gt;">99.999,99</text:text-input></text:p>
              <text:p text:style-name="MP53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5"><text:span text:style-name="MT55">TOTAL</text:span><text:span text:style-name="MT56"> </text:span><text:span text:style-name="MT57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6"/>
            </table:table-cell>
            <table:table-cell table:style-name="Tabla6.C1" office:value-type="string">
              <text:p text:style-name="MP57"><text:text-input text:description="&lt;formatLang(o.amount_total)&gt;">99.999,99</text:text-input></text:p>
            </table:table-cell>
          </table:table-row>
        </table:table>
        <text:p text:style-name="MP5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1-05T13:22:23.943071737</dc:date>
    <meta:editing-duration>P1DT23H20M12S</meta:editing-duration>
    <meta:editing-cycles>322</meta:editing-cycles>
    <meta:generator>LibreOffice/4.2.6.3$Linux_X86_64 LibreOffice_project/420m0$Build-3</meta:generator>
    <meta:document-statistic meta:table-count="6" meta:image-count="0" meta:object-count="0" meta:page-count="1" meta:paragraph-count="71" meta:word-count="313" meta:character-count="1624" meta:non-whitespace-character-count="1548"/>
  </office:meta>
</office:document-meta>
</file>